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WeaverMessageHandler.handleMessage( IMessage messa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spectJWeaverMessageHandler.dontIgnore( Kind message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WeaverMessageHandler.ignore( 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WeaverMessageHandler.isIgnoring( Kind message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WeaverMessageHandler.makeMessageFor( IMessage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